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•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bullet>
      <text:list-level-style-number text:level="2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3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4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5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6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7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8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9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</text:list-style>
    <text:list-style style:name="LFO5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 fo:margin-bottom="0.1111in" fo:line-height="103%"/>
    </style:style>
    <style:style style:name="T2" style:parent-style-name="Standardnípísmoodstavce" style:family="text">
      <style:text-properties style:font-name-asian="Calibri" style:font-name-complex="Calibri" fo:font-weight="bold" style:font-weight-asian="bold"/>
    </style:style>
    <style:style style:name="P3" style:parent-style-name="Normální" style:family="paragraph">
      <style:paragraph-properties fo:text-align="center" fo:margin-bottom="0.1111in" fo:line-height="103%"/>
    </style:style>
    <style:style style:name="P4" style:parent-style-name="Normální" style:family="paragraph">
      <style:paragraph-properties fo:margin-bottom="0.1111in" fo:line-height="103%"/>
    </style:style>
    <style:style style:name="T5" style:parent-style-name="Standardnípísmoodstavce" style:family="text">
      <style:text-properties style:font-name-asian="Calibri" style:font-name-complex="Calibri" fo:font-weight="bold" style:font-weight-asian="bold"/>
    </style:style>
    <style:style style:name="T6" style:parent-style-name="Standardnípísmoodstavce" style:family="text">
      <style:text-properties style:font-name-asian="Calibri" style:font-name-complex="Calibri"/>
    </style:style>
    <style:style style:name="P7" style:parent-style-name="Normální" style:family="paragraph">
      <style:paragraph-properties fo:margin-bottom="0.1111in" fo:line-height="103%"/>
    </style:style>
    <style:style style:name="T8" style:parent-style-name="Standardnípísmoodstavce" style:family="text">
      <style:text-properties style:font-name-asian="Calibri" style:font-name-complex="Calibri" fo:font-weight="bold" style:font-weight-asian="bold"/>
    </style:style>
    <style:style style:name="P9" style:parent-style-name="Normální" style:family="paragraph">
      <style:paragraph-properties fo:margin-bottom="0.1111in" fo:line-height="103%"/>
    </style:style>
    <style:style style:name="T10" style:parent-style-name="Standardnípísmoodstavce" style:family="text">
      <style:text-properties style:font-name-asian="Calibri" style:font-name-complex="Calibri" fo:font-weight="bold" style:font-weight-asian="bold"/>
    </style:style>
    <style:style style:name="T11" style:parent-style-name="Standardnípísmoodstavce" style:family="text">
      <style:text-properties style:font-name-asian="Calibri" style:font-name-complex="Calibri"/>
    </style:style>
    <style:style style:name="P12" style:parent-style-name="Normální" style:family="paragraph">
      <style:paragraph-properties fo:margin-bottom="0.1111in" fo:line-height="103%"/>
    </style:style>
    <style:style style:name="T13" style:parent-style-name="Standardnípísmoodstavce" style:family="text">
      <style:text-properties style:font-name-asian="Calibri" style:font-name-complex="Calibri" fo:font-weight="bold" style:font-weight-asian="bold"/>
    </style:style>
    <style:style style:name="P14" style:parent-style-name="Normální" style:family="paragraph">
      <style:paragraph-properties fo:margin-bottom="0.1111in" fo:line-height="103%"/>
    </style:style>
    <style:style style:name="T15" style:parent-style-name="Standardnípísmoodstavce" style:family="text">
      <style:text-properties style:font-name-asian="Calibri" style:font-name-complex="Calibri" fo:font-weight="bold" style:font-weight-asian="bold"/>
    </style:style>
    <style:style style:name="T16" style:parent-style-name="Standardnípísmoodstavce" style:family="text">
      <style:text-properties style:font-name-asian="Calibri" style:font-name-complex="Calibri"/>
    </style:style>
    <style:style style:name="P17" style:parent-style-name="Normální" style:family="paragraph">
      <style:paragraph-properties fo:margin-bottom="0.1111in" fo:line-height="103%"/>
    </style:style>
    <style:style style:name="T18" style:parent-style-name="Standardnípísmoodstavce" style:family="text">
      <style:text-properties style:font-name-asian="Calibri" style:font-name-complex="Calibri" fo:font-weight="bold" style:font-weight-asian="bold"/>
    </style:style>
    <style:style style:name="T19" style:parent-style-name="Standardnípísmoodstavce" style:family="text">
      <style:text-properties style:font-name-asian="Calibri" style:font-name-complex="Calibri"/>
    </style:style>
    <style:style style:name="P20" style:parent-style-name="Normální" style:family="paragraph">
      <style:paragraph-properties fo:margin-bottom="0.1111in" fo:line-height="103%"/>
    </style:style>
    <style:style style:name="T21" style:parent-style-name="Standardnípísmoodstavce" style:family="text">
      <style:text-properties style:font-name-asian="Calibri" style:font-name-complex="Calibri" fo:font-weight="bold" style:font-weight-asian="bold"/>
    </style:style>
    <style:style style:name="T22" style:parent-style-name="Standardnípísmoodstavce" style:family="text">
      <style:text-properties style:font-name-asian="Calibri" style:font-name-complex="Calibri"/>
    </style:style>
    <style:style style:name="P23" style:parent-style-name="Normální" style:family="paragraph">
      <style:paragraph-properties fo:margin-bottom="0.1111in" fo:line-height="103%"/>
    </style:style>
    <style:style style:name="T24" style:parent-style-name="Standardnípísmoodstavce" style:family="text">
      <style:text-properties style:font-name-asian="Calibri" style:font-name-complex="Calibri" fo:font-weight="bold" style:font-weight-asian="bold"/>
    </style:style>
    <style:style style:name="T25" style:parent-style-name="Standardnípísmoodstavce" style:family="text">
      <style:text-properties style:font-name-asian="Calibri" style:font-name-complex="Calibri"/>
    </style:style>
    <style:style style:name="P26" style:parent-style-name="Normální" style:family="paragraph">
      <style:paragraph-properties fo:margin-bottom="0.1111in" fo:line-height="103%"/>
    </style:style>
    <style:style style:name="T27" style:parent-style-name="Standardnípísmoodstavce" style:family="text">
      <style:text-properties style:font-name-asian="Calibri" style:font-name-complex="Calibri" fo:font-weight="bold" style:font-weight-asian="bold"/>
    </style:style>
    <style:style style:name="P28" style:parent-style-name="Normální" style:family="paragraph">
      <style:paragraph-properties fo:margin-bottom="0.1111in" fo:line-height="103%"/>
    </style:style>
    <style:style style:name="T29" style:parent-style-name="Standardnípísmoodstavce" style:family="text">
      <style:text-properties style:font-name-asian="Calibri" style:font-name-complex="Calibri" fo:font-weight="bold" style:font-weight-asian="bold"/>
    </style:style>
    <style:style style:name="P30" style:parent-style-name="Normální" style:family="paragraph">
      <style:paragraph-properties fo:margin-bottom="0.1111in" fo:line-height="103%"/>
    </style:style>
    <style:style style:name="P31" style:parent-style-name="Normální" style:family="paragraph">
      <style:paragraph-properties fo:margin-bottom="0.1111in" fo:line-height="103%"/>
    </style:style>
    <style:style style:name="P32" style:parent-style-name="Normální" style:family="paragraph">
      <style:paragraph-properties fo:margin-bottom="0.1111in" fo:line-height="103%"/>
    </style:style>
    <style:style style:name="P33" style:parent-style-name="Normální" style:family="paragraph">
      <style:paragraph-properties fo:margin-bottom="0.1111in" fo:line-height="103%"/>
    </style:style>
    <style:style style:name="P34" style:parent-style-name="Normální" style:family="paragraph">
      <style:paragraph-properties fo:margin-bottom="0.1111in" fo:line-height="103%"/>
    </style:style>
    <style:style style:name="P35" style:parent-style-name="Normální" style:family="paragraph">
      <style:paragraph-properties fo:margin-bottom="0.1111in" fo:line-height="103%"/>
    </style:style>
    <style:style style:name="P36" style:parent-style-name="Normální" style:family="paragraph">
      <style:paragraph-properties fo:margin-bottom="0.1111in" fo:line-height="103%"/>
    </style:style>
    <style:style style:name="T37" style:parent-style-name="Standardnípísmoodstavce" style:family="text">
      <style:text-properties style:font-name-asian="Calibri" style:font-name-complex="Calibri" fo:font-weight="bold" style:font-weight-asian="bold"/>
    </style:style>
    <style:style style:name="P38" style:parent-style-name="Normální" style:family="paragraph">
      <style:paragraph-properties fo:margin-bottom="0.1111in" fo:line-height="103%"/>
    </style:style>
    <style:style style:name="T39" style:parent-style-name="Standardnípísmoodstavce" style:family="text">
      <style:text-properties style:font-name-asian="Calibri" style:font-name-complex="Calibri" fo:font-weight="bold" style:font-weight-asian="bold"/>
    </style:style>
    <style:style style:name="T40" style:parent-style-name="Standardnípísmoodstavce" style:family="text">
      <style:text-properties style:font-name-asian="Calibri" style:font-name-complex="Calibri"/>
    </style:style>
    <style:style style:name="P41" style:parent-style-name="Normální" style:family="paragraph">
      <style:paragraph-properties fo:margin-bottom="0.1111in" fo:line-height="103%"/>
    </style:style>
    <style:style style:name="T42" style:parent-style-name="Standardnípísmoodstavce" style:family="text">
      <style:text-properties style:font-name-asian="Calibri" style:font-name-complex="Calibri" fo:font-weight="bold" style:font-weight-asian="bold"/>
    </style:style>
    <style:style style:name="T43" style:parent-style-name="Standardnípísmoodstavce" style:family="text">
      <style:text-properties style:font-name-asian="Calibri" style:font-name-complex="Calibri"/>
    </style:style>
    <style:style style:name="P44" style:parent-style-name="Normální" style:family="paragraph">
      <style:paragraph-properties fo:margin-bottom="0.1111in" fo:line-height="103%"/>
    </style:style>
    <style:style style:name="T45" style:parent-style-name="Standardnípísmoodstavce" style:family="text">
      <style:text-properties style:font-name-asian="Calibri" style:font-name-complex="Calibri" fo:font-weight="bold" style:font-weight-asian="bold"/>
    </style:style>
    <style:style style:name="P46" style:parent-style-name="Normální" style:family="paragraph">
      <style:paragraph-properties fo:margin-bottom="0.1111in" fo:line-height="103%" fo:margin-left="0.5in">
        <style:tab-stops/>
      </style:paragraph-properties>
    </style:style>
    <style:style style:name="T47" style:parent-style-name="Standardnípísmoodstavce" style:family="text">
      <style:text-properties style:font-name-asian="Calibri" style:font-name-complex="Calibri" fo:font-weight="bold" style:font-weight-asian="bold"/>
    </style:style>
    <style:style style:name="P48" style:parent-style-name="Normální" style:family="paragraph">
      <style:paragraph-properties fo:margin-bottom="0.1111in" fo:line-height="103%" fo:margin-left="0.5in">
        <style:tab-stops/>
      </style:paragraph-properties>
    </style:style>
    <style:style style:name="T49" style:parent-style-name="Standardnípísmoodstavce" style:family="text">
      <style:text-properties style:font-name-asian="Calibri" style:font-name-complex="Calibri" fo:font-weight="bold" style:font-weight-asian="bold"/>
    </style:style>
    <style:style style:name="P50" style:parent-style-name="Normální" style:list-style-name="LFO3" style:family="paragraph">
      <style:paragraph-properties fo:margin-bottom="0.1111in" fo:line-height="103%"/>
    </style:style>
    <style:style style:name="T51" style:parent-style-name="Standardnípísmoodstavce" style:family="text">
      <style:text-properties style:font-name-asian="Calibri" style:font-name-complex="Calibri"/>
    </style:style>
    <style:style style:name="P52" style:parent-style-name="Normální" style:list-style-name="LFO3" style:family="paragraph">
      <style:paragraph-properties fo:margin-bottom="0.1111in" fo:line-height="103%"/>
    </style:style>
    <style:style style:name="T53" style:parent-style-name="Standardnípísmoodstavce" style:family="text">
      <style:text-properties style:font-name-asian="Calibri" style:font-name-complex="Calibri"/>
    </style:style>
    <style:style style:name="P54" style:parent-style-name="Normální" style:list-style-name="LFO3" style:family="paragraph">
      <style:paragraph-properties fo:margin-bottom="0.1111in" fo:line-height="103%"/>
    </style:style>
    <style:style style:name="T55" style:parent-style-name="Standardnípísmoodstavce" style:family="text">
      <style:text-properties style:font-name-asian="Calibri" style:font-name-complex="Calibri"/>
    </style:style>
    <style:style style:name="P56" style:parent-style-name="Normální" style:family="paragraph">
      <style:paragraph-properties fo:margin-bottom="0.1111in" fo:line-height="103%"/>
    </style:style>
    <style:style style:name="T57" style:parent-style-name="Standardnípísmoodstavce" style:family="text">
      <style:text-properties style:font-name-asian="Calibri" style:font-name-complex="Calibri" fo:font-weight="bold" style:font-weight-asian="bold"/>
    </style:style>
    <style:style style:name="P58" style:parent-style-name="Normální" style:family="paragraph">
      <style:paragraph-properties fo:margin-bottom="0.1111in" fo:line-height="103%"/>
    </style:style>
    <style:style style:name="P59" style:parent-style-name="Normální" style:family="paragraph">
      <style:paragraph-properties fo:margin-bottom="0.1111in" fo:line-height="103%"/>
    </style:style>
    <style:style style:name="P60" style:parent-style-name="Normální" style:family="paragraph">
      <style:paragraph-properties fo:margin-bottom="0.1111in" fo:line-height="103%"/>
    </style:style>
    <style:style style:name="P61" style:parent-style-name="Normální" style:family="paragraph">
      <style:paragraph-properties fo:margin-bottom="0.1111in" fo:line-height="103%"/>
    </style:style>
    <style:style style:name="P62" style:parent-style-name="Normální" style:family="paragraph">
      <style:paragraph-properties fo:margin-bottom="0.1111in" fo:line-height="103%"/>
    </style:style>
    <style:style style:name="P63" style:parent-style-name="Normální" style:family="paragraph">
      <style:paragraph-properties fo:margin-bottom="0.1111in" fo:line-height="103%"/>
    </style:style>
    <style:style style:name="P64" style:parent-style-name="Normální" style:family="paragraph">
      <style:paragraph-properties fo:margin-bottom="0.1111in" fo:line-height="103%"/>
    </style:style>
    <style:style style:name="P65" style:parent-style-name="Normální" style:family="paragraph">
      <style:paragraph-properties fo:margin-bottom="0.1111in" fo:line-height="103%"/>
    </style:style>
    <style:style style:name="P66" style:parent-style-name="Normální" style:family="paragraph">
      <style:paragraph-properties fo:margin-bottom="0.1111in" fo:line-height="103%"/>
    </style:style>
    <style:style style:name="P67" style:parent-style-name="Normální" style:family="paragraph">
      <style:paragraph-properties fo:margin-bottom="0.1111in" fo:line-height="103%"/>
    </style:style>
    <style:style style:name="P68" style:parent-style-name="Normální" style:family="paragraph">
      <style:paragraph-properties fo:margin-bottom="0.1111in" fo:line-height="103%"/>
    </style:style>
    <style:style style:name="P69" style:parent-style-name="Normální" style:family="paragraph">
      <style:paragraph-properties fo:margin-bottom="0.1111in" fo:line-height="103%"/>
    </style:style>
    <style:style style:name="P70" style:parent-style-name="Normální" style:family="paragraph">
      <style:paragraph-properties fo:margin-bottom="0.1111in" fo:line-height="103%"/>
    </style:style>
    <style:style style:name="P71" style:parent-style-name="Normální" style:family="paragraph">
      <style:paragraph-properties fo:margin-bottom="0.1111in" fo:line-height="103%"/>
    </style:style>
    <style:style style:name="P72" style:parent-style-name="Normální" style:family="paragraph">
      <style:paragraph-properties fo:margin-bottom="0.1111in" fo:line-height="103%"/>
    </style:style>
    <style:style style:name="P73" style:parent-style-name="Normální" style:family="paragraph">
      <style:paragraph-properties fo:margin-bottom="0.1111in" fo:line-height="103%"/>
    </style:style>
    <style:style style:name="P74" style:parent-style-name="Normální" style:family="paragraph">
      <style:paragraph-properties fo:margin-bottom="0.1111in" fo:line-height="103%"/>
    </style:style>
    <style:style style:name="P75" style:parent-style-name="Normální" style:family="paragraph">
      <style:paragraph-properties fo:margin-bottom="0.1111in" fo:line-height="103%"/>
    </style:style>
    <style:style style:name="P76" style:parent-style-name="Normální" style:family="paragraph">
      <style:paragraph-properties fo:margin-bottom="0.1111in" fo:line-height="103%"/>
    </style:style>
    <style:style style:name="T77" style:parent-style-name="Standardnípísmoodstavce" style:family="text">
      <style:text-properties style:font-name-asian="Calibri" style:font-name-complex="Calibri" fo:font-weight="bold" style:font-weight-asian="bold"/>
    </style:style>
    <style:style style:name="P78" style:parent-style-name="Normální" style:list-style-name="LFO5" style:family="paragraph">
      <style:paragraph-properties fo:margin-bottom="0.1111in"/>
    </style:style>
    <style:style style:name="T79" style:parent-style-name="Hypertextovýodkaz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80" style:parent-style-name="Standardnípísmoodstavce" style:family="text">
      <style:text-properties fo:language="en" fo:country="US"/>
    </style:style>
    <style:style style:name="P81" style:parent-style-name="Normální" style:list-style-name="LFO5" style:family="paragraph">
      <style:paragraph-properties fo:margin-bottom="0.1111in"/>
    </style:style>
    <style:style style:name="T82" style:parent-style-name="Hypertextovýodkaz" style:family="text">
      <style:text-properties style:font-name="Arial" style:font-name-complex="Arial" style:use-window-font-color="true" fo:font-size="10.5pt" style:font-size-asian="10.5pt" style:font-size-complex="10.5pt" fo:background-color="#FFFFFF" style:text-underline-type="none"/>
    </style:style>
    <style:style style:name="T83" style:parent-style-name="Standardnípísmoodstavce" style:family="text">
      <style:text-properties fo:language="en" fo:country="US"/>
    </style:style>
    <style:style style:name="P84" style:parent-style-name="Normální" style:family="paragraph">
      <style:paragraph-properties fo:margin-bottom="0.1111in"/>
    </style:style>
    <style:style style:name="T85" style:parent-style-name="Standardnípísmoodstavce" style:family="text">
      <style:text-properties style:font-name-asian="Calibri" style:font-name-complex="Calibri" fo:font-weight="bold" style:font-weight-asian="bold"/>
    </style:style>
    <style:style style:name="T86" style:parent-style-name="Standardnípísmoodstavce" style:family="text">
      <style:text-properties style:font-name-asian="Calibri" style:font-name-complex="Calibri"/>
    </style:style>
    <style:style style:name="P87" style:parent-style-name="Normální" style:family="paragraph">
      <style:paragraph-properties fo:margin-bottom="0.1111in" fo:line-height="103%"/>
    </style:style>
    <style:style style:name="T88" style:parent-style-name="Standardnípísmoodstavce" style:family="text">
      <style:text-properties style:font-name="Verdana" fo:color="#000000" fo:font-size="9pt" style:font-size-asian="9pt" style:font-size-complex="9pt" fo:background-color="#FFFFFF"/>
    </style:style>
    <style:style style:name="P89" style:parent-style-name="Normální" style:family="paragraph">
      <style:paragraph-properties fo:margin-bottom="0.1111in" fo:line-height="103%"/>
    </style:style>
    <style:style style:name="T90" style:parent-style-name="Standardnípísmoodstavce" style:family="text">
      <style:text-properties style:font-name-asian="Calibri" style:font-name-complex="Calibri" fo:font-weight="bold" style:font-weight-asian="bold"/>
    </style:style>
    <style:style style:name="P91" style:parent-style-name="Normální" style:family="paragraph">
      <style:paragraph-properties fo:margin-bottom="0.1388in" fo:line-height="115%"/>
    </style:style>
    <style:style style:name="T92" style:parent-style-name="Standardnípísmoodstavce" style:family="text">
      <style:text-properties style:font-name="Open Sans" style:font-name-complex="Open Sans" fo:color="#333333" fo:background-color="#FFFFFF"/>
    </style:style>
    <style:style style:name="T93" style:parent-style-name="Standardnípísmoodstavce" style:family="text">
      <style:text-properties style:font-name="Open Sans" style:font-name-complex="Open Sans" fo:color="#333333"/>
    </style:style>
    <style:style style:name="T94" style:parent-style-name="Standardnípísmoodstavce" style:family="text">
      <style:text-properties style:font-name="Open Sans" style:font-name-complex="Open Sans" fo:color="#333333"/>
    </style:style>
    <style:style style:name="T95" style:parent-style-name="Standardnípísmoodstavce" style:family="text">
      <style:text-properties style:font-name="Open Sans" style:font-name-complex="Open Sans" fo:color="#333333" fo:background-color="#FFFFFF"/>
    </style:style>
    <style:style style:name="T96" style:parent-style-name="Standardnípísmoodstavce" style:family="text">
      <style:text-properties style:font-name="Open Sans" style:font-name-complex="Open Sans" fo:color="#333333"/>
    </style:style>
    <style:style style:name="T97" style:parent-style-name="Standardnípísmoodstavce" style:family="text">
      <style:text-properties style:font-name="Open Sans" style:font-name-complex="Open Sans" fo:color="#333333"/>
    </style:style>
    <style:style style:name="T98" style:parent-style-name="Standardnípísmoodstavce" style:family="text">
      <style:text-properties style:font-name="Open Sans" style:font-name-complex="Open Sans" fo:color="#333333" fo:background-color="#FFFFFF"/>
    </style:style>
    <style:style style:name="T99" style:parent-style-name="Standardnípísmoodstavce" style:family="text">
      <style:text-properties style:font-name="Open Sans" style:font-name-complex="Open Sans" fo:color="#333333" fo:background-color="#FFFFFF"/>
    </style:style>
    <style:style style:name="T100" style:parent-style-name="Standardnípísmoodstavce" style:family="text">
      <style:text-properties style:font-name="Open Sans" style:font-name-complex="Open Sans" fo:color="#333333"/>
    </style:style>
    <style:style style:name="T101" style:parent-style-name="Standardnípísmoodstavce" style:family="text">
      <style:text-properties style:font-name="Open Sans" style:font-name-complex="Open Sans" fo:color="#333333"/>
    </style:style>
    <style:style style:name="T102" style:parent-style-name="Standardnípísmoodstavce" style:family="text">
      <style:text-properties style:font-name="Open Sans" style:font-name-complex="Open Sans" fo:color="#333333" fo:background-color="#FFFFFF"/>
    </style:style>
    <style:style style:name="T103" style:parent-style-name="Standardnípísmoodstavce" style:family="text">
      <style:text-properties style:font-name="Open Sans" style:font-name-complex="Open Sans" fo:color="#333333"/>
    </style:style>
    <style:style style:name="T104" style:parent-style-name="Standardnípísmoodstavce" style:family="text">
      <style:text-properties style:font-name="Open Sans" style:font-name-complex="Open Sans" fo:color="#333333"/>
    </style:style>
    <style:style style:name="T105" style:parent-style-name="Standardnípísmoodstavce" style:family="text">
      <style:text-properties style:font-name="Open Sans" style:font-name-complex="Open Sans" fo:color="#333333" fo:background-color="#FFFFFF"/>
    </style:style>
    <style:style style:name="P106" style:parent-style-name="Normální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Na západní frontě klid</text:span></text:p>
      <text:p text:style-name="P3"/>
      <text:p text:style-name="P4"><text:span text:style-name="T5">Autor</text:span><text:span text:style-name="T6"><text:s/>: Erich Maria Remarque</text:span></text:p>
      <text:p text:style-name="P7"><text:span text:style-name="T8">Téma :<text:s/></text:span>návštěva ve vojenské nemocnici</text:p>
      <text:p text:style-name="P9"><text:span text:style-name="T10">Motiv</text:span><text:span text:style-name="T11"><text:s/>:<text:s/></text:span>karbol, úsměv, hodinky, noha</text:p>
      <text:p text:style-name="P12"><text:span text:style-name="T13">Časoprostor :<text:s/></text:span>západní fronta <text:s/>1. světová válka (1914–1918)</text:p>
      <text:p text:style-name="P14"><text:span text:style-name="T15">Kompozice :<text:s/></text:span><text:span text:style-name="T16">Chronologický dej</text:span></text:p>
      <text:p text:style-name="P17"><text:span text:style-name="T18">Druh :<text:s/></text:span><text:span text:style-name="T19">Epika</text:span></text:p>
      <text:p text:style-name="P20"><text:span text:style-name="T21">Žánr :<text:s/></text:span><text:span text:style-name="T22">Román</text:span></text:p>
      <text:p text:style-name="P23"><text:span text:style-name="T24">Forma :<text:s/></text:span><text:span text:style-name="T25">próza</text:span></text:p>
      <text:p text:style-name="P26"><text:span text:style-name="T27">Vypravěč :<text:s/></text:span>ich-forma, vypravěčem je Pavel Bäumer<text:s/></text:p>
      <text:p text:style-name="P28"><text:span text:style-name="T29">Postavy :</text:span></text:p>
      <text:p text:style-name="P30">vypravěč Pavel Bäumer – chytrý, citlivý, přátelský<text:s/></text:p>
      <text:p text:style-name="P31">František Kemmerich – citlivý, přišel o nohu<text:s/></text:p>
      <text:p text:style-name="P32">Müller – „je nemotora, tvrdohlavec“ Kropp – starostlivý Stanislav<text:s/></text:p>
      <text:p text:style-name="P33">Katczinský – nejlepší přítel Pavla, původním povoláním švec, přímý, statečný<text:s/></text:p>
      <text:p text:style-name="P34">Kantorek – třídní profesor, podporoval své studenty v tom, aby šli do války</text:p>
      <text:p text:style-name="P35"><text:s/>Himmelstoss – velitel výcviku, tvrdý, drsný, bezcitný<text:s/></text:p>
      <text:p text:style-name="P36"><text:span text:style-name="T37">Vyprávěcí způzoby :<text:s/></text:span>převažuje pásmo vypravěče v ich-formě přímá řeč: Müller, Kropp, Kemmerich</text:p>
      <text:p text:style-name="P38"><text:span text:style-name="T39">Veršová výstavba :<text:s/></text:span><text:span text:style-name="T40">Neni</text:span></text:p>
      <text:p text:style-name="P41"><text:span text:style-name="T42">Typy promluv : <text:s/></text:span><text:span text:style-name="T43">Dialogy</text:span></text:p>
      <text:p text:style-name="P44"><text:span text:style-name="T45">Kontext Autorovy tvorby :</text:span></text:p>
      <text:p text:style-name="P46">- 1. pol. 20. stol., román vyšel r. 1929 Erich Maria Remarque - vlastním jménem Erich Paul Remark - narodil se 22. června 1898 v Osnabrücku (Německo) do rodiny knihvazače - hned po ukončení školy v roce 1916 narukoval do armády, kde byl v roce 1918 několikrát raněn - kvůli tomu je celé jeho dílo poznamenáno odporem k válce a antimilitarismem - po návratu z války měl problémy začlenit se do normální společnosti - po 1. světové válce vystřídal řadu povolání, například působil jako redaktor v berlínském plátku Sport im Bild, pracoval jako učitel, agent firmy s náhrobními kameny, účetní, obchodní příručí, automobilový závodník, reklamní agent a v neposlední řadě se stal světoznámým spisovatelem - roku 1931 se přestěhoval do Švýcarska - v roce 1938 byl zbaven německého občanství, byl fašisty označen za „literárního zrádce“ a jeho knihy byly veřejně páleny, protože jeho popis války byl pro militantní režim krajně nevhodný - 1939 emigroval do New Yorku - autor 11 románů a jednoho dramatu (Poslední dějství) - zemřel<text:s/><text:soft-page-break/>25. září 1970 v Locarnu Zajímavost: V polovině 30. let se Remarque beznadějně zamiloval do herečky Marlene Dietrichové, ta jeho city neopětovala. Poté střídal různé ženy, až se r. 1958 oženil s bývalou manželkou Ch. Chaplina Paulette Goddardovou.<text:span text:style-name="T47"><text:s/></text:span></text:p>
      <text:p text:style-name="P48"><text:span text:style-name="T49">Autorova Díla :</text:span></text:p>
      <text:list text:style-name="LFO3" text:continue-numbering="true">
        <text:list-item>
          <text:p text:style-name="P50"><text:span text:style-name="T51">Divá Bára</text:span></text:p>
        </text:list-item>
        <text:list-item>
          <text:p text:style-name="P52"><text:span text:style-name="T53">Karla</text:span></text:p>
        </text:list-item>
        <text:list-item>
          <text:p text:style-name="P54"><text:span text:style-name="T55">Pan učitel</text:span></text:p>
        </text:list-item>
      </text:list>
      <text:p text:style-name="P56"><text:span text:style-name="T57">Literární/ obecně kulturní kontext :</text:span></text:p>
      <text:p text:style-name="P58">- 1. světová válka ve světové literatuře<text:s/></text:p>
      <text:p text:style-name="P59">- zobrazení válečné tematiky<text:s/></text:p>
      <text:p text:style-name="P60">- cílem bylo vylíčit válečné hrůzy a varovat před nimi<text:s/></text:p>
      <text:p text:style-name="P61">- z uměleckých směrů vynikaly např: naturalismus, symbolismus a existencialismus Arnold Zweig (1887–1968)<text:s/></text:p>
      <text:p text:style-name="P62">- německý prozaik a dramatik</text:p>
      <text:p text:style-name="P63"><text:s/>- před nacismem odešel do Palestiny<text:s/></text:p>
      <text:p text:style-name="P64">- cyklus Válka bílých mužů – cyklus se věnuje problematice 1. sv. války, nejznámější je jeho 1. část</text:p>
      <text:p text:style-name="P65"><text:s/>– Spor o seržanta Gríšu<text:s/></text:p>
      <text:p text:style-name="P66">– román o malém človíčku, ruském zajatci, který se stává nevinnou obětí pruského militarismu Romain Rolland (1866–1944)</text:p>
      <text:p text:style-name="P67"><text:s/>- francouzský prozaik, dramatik, esejista, hudební kritik</text:p>
      <text:p text:style-name="P68"><text:s/>- nositel Nobelovy ceny za literaturu (1915) 5 Petr a Lucie<text:s/></text:p>
      <text:p text:style-name="P69">– nejslavnější protiválečná novela staví proti úpadku morálních a společenských hodnot za 1. sv. války, milostný vztah dvou mladých lidí, kteří nakonec umírají pod troskami kostela Henri Barbusse (1874–1935)<text:s/></text:p>
      <text:p text:style-name="P70">- francouzský spisovatel a politický pracovník Oheň aneb deník bojového družstva<text:s/></text:p>
      <text:p text:style-name="P71">– román, v němž s dokumentární přesností a upřímností vylíčil život vojáků na frontě a v zákopech Ernest Hemingway (1899–1961)<text:s/></text:p>
      <text:p text:style-name="P72">- americký prozaik a publicista<text:s/></text:p>
      <text:p text:style-name="P73">- nositel Nobelovy ceny za literaturu 1954 Stařec a moře – novela, o věčném zápasu člověka s přírodou, o statečnosti, s níž jde do předem prohraného boje Sbohem, armádo<text:s/></text:p>
      <text:p text:style-name="P74">– románový příběh nešťastné milenecké dvojice, která ani po úniku z války nenachází osobní štěstí Komu zvoní hrana<text:s/></text:p>
      <text:p text:style-name="P75">– v tomto románu autor vychází z vlastních zkušeností dobrovolníka a dopisovatele za španělské<text:s/><text:soft-page-break/>občanské války</text:p>
      <text:p text:style-name="P76"><text:span text:style-name="T77"><text:s/>Další autoři tohoto období :</text:span></text:p>
      <text:list text:style-name="LFO5" text:continue-numbering="true">
        <text:list-item>
          <text:p text:style-name="P78"><text:a office:title="Ernest Hemingway" xlink:href="https://cs.wikipedia.org/wiki/Ernest_Hemingway" office:target-frame-name="_top" xlink:show="replace"><text:span text:style-name="T79">Ernesta Hemingwaye</text:span></text:a><text:s/><text:span text:style-name="T80">– Sta</text:span>řec a moře</text:p>
        </text:list-item>
        <text:list-item>
          <text:p text:style-name="P81"><text:a office:title="Gertrude Steinová" xlink:href="https://cs.wikipedia.org/wiki/Gertrude_Steinov%C3%A1" office:target-frame-name="_top" xlink:show="replace"><text:span text:style-name="T82">Gertrude Steinová</text:span></text:a><text:s/><text:span text:style-name="T83">– Sv</text:span>ět je kulatý<text:s/></text:p>
        </text:list-item>
      </text:list>
      <text:p text:style-name="P84"><text:span text:style-name="T85">Děj</text:span><text:span text:style-name="T86"><text:s/>:</text:span></text:p>
      <text:p text:style-name="P87"><text:span text:style-name="T88">Kniha vypráví příběh Pavla a jeho spolužáků, kteří pod nátlakem svého profesora dobrovolně narukovali do války. Tak se setkávají s desátníkem Himmelstossem, který jim jejich pobyt na frontě nijak neulehčuje. Po základním výcviku jsou odvezeni na západní frontu, kde Pavel pozná Katzu - svého nejlepšího přítele. Kniha popisuje jejich zážitky, pocity a myšlenky, jsou zde do detailů popsány nejstrašnější okamžiky války a Pavel i jeho spolužáci brzy poznávají, že to, co jim bylo předkládáno doma a ve škole, jsou jen iluze. Postupně se z něho stává člověk, který není schopen milovat a kterého válka dokonale potopila. Postupně umírají všichni jeho přátelé a nakonec i on sám v říjnu 1918, tedy v den, jenž byl na celém bojišti tak tichý, že se zpráva z velitelství omezila jen na větu: Na západní frontě klid.</text:span></text:p>
      <text:p text:style-name="P89"><text:span text:style-name="T90">Zivot :</text:span></text:p>
      <text:p text:style-name="P91"><text:span text:style-name="T92">Německý spisovatel a dramatik, vlastním jménem Erich Paul Remark, se narodil v Osnabrűcku, v rodině knihvazače. V osmnácti letech (ihned po ukončení školy v roce 1916) narukoval jako dobrovolník do armády, kde byl v roce 1918 (několikrát) zraněn. Nejen díky tomu je celé jeho dílo poznamenáno odporem k válce a antimilitarismem. Přestože se narodil v „kolébce fašismu“, popisuje ho jako „rakovinu tohoto století“.</text:span><text:span text:style-name="T93"><text:line-break/></text:span><text:span text:style-name="T94"><text:line-break/></text:span><text:span text:style-name="T95">Po demobilizaci vystřídal řadu různých povolání, například působil jako redaktor v berlínském plátku „Sport im Bild“, pracoval jako učitel, agent firmy s náhrobními kameny, účetní, obchodní příručí, automobilový závodník, reklamní agent a v neposlední řadě se stal světoznámým spisovatelem.</text:span><text:span text:style-name="T96"><text:line-break/></text:span><text:span text:style-name="T97"><text:line-break/></text:span><text:span text:style-name="T98">V roce 1925 se oženil s Jeanne Zambonovou (Jutta Zambona). Jejich manželství však trvalo pouze do roku 1932, kdy emigroval do Švýcarska. Po nástupu nacismu v r. 1933 byly jeho knihy vyhlášeny za „zvrhlé umění“ a veřejně páleny, o</text:span><text:span text:style-name="T99">­n sám byl vroce 1938 zbaven německého občanství. V roce 1939 emigroval do USA a v následujících letech žil střídavě v Americe a ve Švýcarsku. Po 2.světové válce se vrátil do Švýcarska a usadil se v Porto Roncu na jezeře Maggiore. V roce 1958 se znovu oženil s americkou filmovou hvězdou Paulette Goddard, bývalou manželkou Charlieho Chaplina.</text:span><text:span text:style-name="T100"><text:line-break/></text:span><text:span text:style-name="T101"><text:line-break/></text:span><text:span text:style-name="T102">Po vydání svého románu Na západní frontě klid se rázem stal jedním z nejčtenějších autorů 20. století (jen tak pro zajímavost: během 3 let se prodalo 3,5 milionů výtisků). Kniha se již rok po vydání dočkala filmového zpracování režisérem Lewisem Milestonem.</text:span><text:span text:style-name="T103"><text:line-break/></text:span><text:span text:style-name="T104"><text:line-break/></text:span><text:soft-page-break/><text:span text:style-name="T105">Jeho další romány o Německu, emigraci a 2. světové válce tuto oblibu ještě vystupňovaly, ale už nedokázaly překonat stín jeho prvního a přece veleúspěšného díla. Přes nesmírnou popularitu Remarquova díla nelze pominout i jeho zřejmé nedostatky. Někdy až příliš vycházel vstříc vkusu průměrného čtenáře: využíval postupů triviální literatury, často opakoval motivy, uměle konstruoval dějové konflikty a nevyhnul se ani laciné sentimentalitě.</text:span></text:p>
      <text:p text:style-name="P106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paragraph-properties fo:widows="0" fo:orphans="0" style:punctuation-wrap="simple" style:text-autospace="none" fo:margin-bottom="0in" fo:line-height="100%"/>
      <style:text-properties style:font-name="Calibri" style:font-name-asian="Times New Roman" style:letter-kerning="true" fo:language="cs" fo:country="CZ" style:language-asian="cs" style:country-asian="CZ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•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bullet>
      <text:list-level-style-number text:level="2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3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4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5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6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7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8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  <text:list-level-style-number text:level="9" style:num-format="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</text:list-level-style-number>
    </text:list-style>
    <text:list-style style:name="LFO5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deřábek Viktor</meta:initial-creator>
    <dc:creator>Kadeřábek Viktor</dc:creator>
    <meta:creation-date>2022-04-15T18:12:00Z</meta:creation-date>
    <dc:date>2022-04-15T18:23:00Z</dc:date>
    <meta:template xlink:href="Normal.dotm" xlink:type="simple"/>
    <meta:editing-cycles>2</meta:editing-cycles>
    <meta:editing-duration>PT660S</meta:editing-duration>
    <meta:document-statistic meta:page-count="4" meta:paragraph-count="13" meta:word-count="987" meta:character-count="6803" meta:row-count="48" meta:non-whitespace-character-count="5829"/>
  </office:meta>
</office:document-meta>
</file>